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600000190008EA8940EC77A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7cm, 1.939cm, 0.16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71cm" svg:height="8.889cm" svg:x="1cm" svg:y="10.525cm">
          <draw:image xlink:href="Pictures/100000000000032600000190008EA8940EC77AA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6T16:23:49.720191229</dc:date>
    <meta:editing-duration>PT4S</meta:editing-duration>
    <meta:editing-cycles>1</meta:editing-cycles>
    <meta:document-statistic meta:object-count="1"/>
    <meta:generator>LibreOffice/6.1.4.2$Linux_X86_64 LibreOffice_project/10$Build-2</meta:generator>
  </office:meta>
</office:document-meta>
</file>